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a921" officeooo:paragraph-rsid="0014a921"/>
    </style:style>
    <style:style style:name="P2" style:family="paragraph" style:parent-style-name="Standard">
      <style:text-properties fo:font-weight="normal" officeooo:rsid="0014a921" officeooo:paragraph-rsid="0014a921" style:font-weight-asian="normal" style:font-weight-complex="normal"/>
    </style:style>
    <style:style style:name="P3" style:family="paragraph" style:parent-style-name="Standard">
      <style:text-properties fo:font-weight="normal" officeooo:rsid="0014d317" officeooo:paragraph-rsid="0014d317" style:font-weight-asian="normal" style:font-weight-complex="normal"/>
    </style:style>
    <style:style style:name="P4" style:family="paragraph" style:parent-style-name="Standard">
      <style:text-properties fo:font-weight="normal" officeooo:rsid="0014d317" officeooo:paragraph-rsid="001a987f" style:font-weight-asian="normal" style:font-weight-complex="normal"/>
    </style:style>
    <style:style style:name="P5" style:family="paragraph" style:parent-style-name="Standard">
      <style:text-properties fo:font-weight="normal" officeooo:rsid="0018d29b" officeooo:paragraph-rsid="0018d29b" style:font-weight-asian="normal" style:font-weight-complex="normal"/>
    </style:style>
    <style:style style:name="P6" style:family="paragraph" style:parent-style-name="Standard">
      <style:text-properties fo:font-weight="normal" officeooo:rsid="001a987f" officeooo:paragraph-rsid="001a987f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officeooo:rsid="0014d317"/>
    </style:style>
    <style:style style:name="T3" style:family="text">
      <style:text-properties officeooo:rsid="001a98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5,1 :</text:p>
      <text:p text:style-name="P1"/>
      <text:p text:style-name="P2">Variable N en Entier<text:line-break/>Debut<text:line-break/>N ← 0<text:line-break/>Ecrire "Entrez un nombre entre 1 et 3"<text:line-break/>TantQue N &lt; 1 ou N &gt; 3<text:line-break/>Lire N<text:line-break/>Si N &lt; 1 ou N &gt; 3 Alors<text:line-break/>Ecrire "Saisie erronée. Recommencez”<text:line-break/>FinSi<text:line-break/>FinT<text:span text:style-name="T2">antQue</text:span></text:p>
      <text:p text:style-name="P2"/>
      <text:p text:style-name="P3">Exercice 5,2 :</text:p>
      <text:p text:style-name="P3"/>
      <text:p text:style-name="P3">Variable N en Entier<text:line-break/>Debut<text:line-break/>N ← 0<text:line-break/>Ecrire "Entrez un nombre entre 10 et 20"<text:line-break/>TantQue N &lt; 10 ou N &gt; 20<text:line-break/>Lire N<text:line-break/>Si N &lt; 10 Alors<text:line-break/>Ecrire "Plus grand !"<text:line-break/>SinonSi N &gt; 20 Alors<text:line-break/>Ecrire "Plus petit !"<text:line-break/>FinSi<text:line-break/>FinTantQue<text:line-break/>Fin</text:p>
      <text:p text:style-name="P3"/>
      <text:p text:style-name="P3">Excercice 5,3 :</text:p>
      <text:p text:style-name="P3"/>
      <text:p text:style-name="P3">Variables N, i en Entier<text:line-break/>Debut<text:line-break/>Ecrire "Entrez un nombre : "<text:line-break/>Lire N<text:line-break/>Stop ← N+10<text:line-break/>Ecrire "Les 10 nombres suivants sont : "<text:line-break/>TantQue N &lt; Stop<text:line-break/>N ← N+1<text:line-break/>Ecrire N<text:line-break/>FinTantQue<text:line-break/>Fin</text:p>
      <text:p text:style-name="P3"/>
      <text:p text:style-name="P3">Excercice 5,4 :</text:p>
      <text:p text:style-name="P3"/>
      <text:p text:style-name="P3">Variables N, i en Entier<text:line-break/>Debut<text:line-break/>Ecrire "Entrez un nombre : "<text:line-break/>Lire N<text:line-break/>Ecrire "La table de multiplication de ce nombre est : "<text:line-break/>Pour i ← 1 à 10<text:line-break/>Ecrire N, " x ", i, " = ", n*i<text:line-break/><text:soft-page-break/>i Suivant<text:line-break/>Fin</text:p>
      <text:p text:style-name="P3"/>
      <text:p text:style-name="P3">Exercice 5,5 :</text:p>
      <text:p text:style-name="P3"/>
      <text:p text:style-name="P3">Variables N, i, Som en Entier<text:line-break/>Debut<text:line-break/>Ecrire "Entrez un nombre : "<text:line-break/>Lire N<text:line-break/>Som ← 0<text:line-break/>Pour i ← 1 à N<text:line-break/>Som ← Som + i<text:line-break/>i Suivant<text:line-break/>Ecrire "La somme est : ", Som<text:line-break/>Fin</text:p>
      <text:p text:style-name="P3"/>
      <text:p text:style-name="P5">Exercice 5,6 :</text:p>
      <text:p text:style-name="P5"/>
      <text:p text:style-name="P5">Variables N, i, F en Entier<text:line-break/>Debut<text:line-break/>Ecrire "Entrez un nombre : "<text:line-break/>Lire N<text:line-break/>F ← 1<text:line-break/>Pour i ← 2 à N<text:line-break/>F ← F * i<text:line-break/>i Suivant<text:line-break/>Ecrire "La factorielle est : ", F<text:line-break/>Fin</text:p>
      <text:p text:style-name="P5"/>
      <text:p text:style-name="P5">Exercice 5,7 :</text:p>
      <text:p text:style-name="P5"/>
      <text:p text:style-name="P5">Variables N, i, PG en Entier<text:line-break/>Debut<text:line-break/>PG ← 0<text:line-break/>Pour i ← 1 à 20<text:line-break/>Ecrire "Entrez un nombre : "<text:line-break/>Lire N<text:line-break/>Si i = 1 ou N &gt; PG Alors<text:line-break/>PG ← N<text:line-break/>  FinSi<text:line-break/>i Suivant<text:line-break/>Ecrire "Le nombre le plus grand était : ", PG<text:line-break/>Fin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Exercice 5,8 :</text:p>
      <text:p text:style-name="P5"/>
      <text:p text:style-name="P5">Variables N, i, PG, IPG en Entier<text:line-break/>Debut<text:line-break/>N ← 1<text:line-break/>i ← 0<text:line-break/>PG ← 0 <text:line-break/>TantQue N &lt;&gt; 0<text:line-break/>Ecrire "Entrez un nombre : "<text:line-break/>Lire N<text:line-break/>i ← i + 1<text:line-break/>Si i = 1 ou N &gt; PG Alors<text:line-break/>PG ← N<text:line-break/>IPG ← i<text:line-break/><text:span text:style-name="T3">F</text:span>inSi<text:line-break/>FinTantQue<text:line-break/>Ecrire "Le nombre le plus grand était : ", PG<text:line-break/>Ecrire "Il a été saisi en position numéro ", IPG<text:line-break/>Fin</text:p>
      <text:p text:style-name="P5"/>
      <text:p text:style-name="P6">Exercice 5,9 :</text:p>
      <text:p text:style-name="P6"/>
      <text:p text:style-name="P6">Variables E, somdue, M, Reste, Nb10E, Nb5E En Entier<text:line-break/>Debut<text:line-break/>E ← 1<text:line-break/>somdue ← 0<text:line-break/>TantQue E &lt;&gt; 0<text:line-break/>Ecrire "Entrez le montant : "<text:line-break/>Lire E<text:line-break/>somdue ← somdue + E<text:line-break/>FinTantQue<text:line-break/>Ecrire "Vous devez :", somdue, " euros"<text:line-break/>Ecrire "Montant versé :"<text:line-break/>Lire M<text:line-break/>Reste ← M - somdue<text:line-break/>Nb10E ← 0<text:line-break/>TantQue Reste &gt;= 10<text:line-break/>Nb10E ← Nb10E + 1<text:line-break/>Reste ← Reste – 10<text:line-break/>FinTantQue<text:line-break/>Nb5E ← 0<text:line-break/>Si Reste &gt;= 5<text:line-break/>Nb5E ← 1<text:line-break/>Reste ← Reste – 5<text:line-break/>FinSi<text:line-break/>Ecrire "Rendu de la monnaie :"<text:line-break/>Ecrire "Billets de 10 E : ", Nb10E<text:line-break/>Ecrire "Billets de  5 E : ", Nb5E<text:line-break/>Ecrire "Pièces de 1 E : ", reste<text:line-break/>Fin</text:p>
      <text:p text:style-name="P6"/>
      <text:p text:style-name="P4"/>
      <text:p text:style-name="P3"><text:soft-page-break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3:43:50.179679150</meta:creation-date>
    <meta:generator>LibreOffice/7.3.7.2$Linux_X86_64 LibreOffice_project/30$Build-2</meta:generator>
    <dc:date>2023-03-21T14:49:10.188017087</dc:date>
    <meta:editing-duration>PT3M57S</meta:editing-duration>
    <meta:editing-cycles>1</meta:editing-cycles>
    <meta:document-statistic meta:table-count="0" meta:image-count="0" meta:object-count="0" meta:page-count="4" meta:paragraph-count="18" meta:word-count="510" meta:character-count="2154" meta:non-whitespace-character-count="1656"/>
  </office:meta>
</office:document-meta>
</file>